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14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0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raining" table:style-name="ta1">
        <table:shapes>
          <draw:frame draw:z-index="0" draw:style-name="gr1" draw:text-style-name="P1" svg:width="5.3307in" svg:height="6.198in" svg:x="15.037in" svg:y="0.1268in">
            <draw:object draw:notify-on-update-of-ranges="Training.A2:Training.A21 Training.D1:Training.D1 Training.D2:Training.D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8661in" svg:height="7.3177in" svg:x="5.5087in" svg:y="2.1303in">
            <draw:object draw:notify-on-update-of-ranges="Training.E10:Training.E13 Training.D1:Training.D1 Training.D2:Training.D9 Training.E2:Training.E9 Training.D10:Training.D13 Training.E14:Training.E17 Training.D14:Training.D17 Training.E18:Training.E21 Training.D18:Training.D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Figura</text:p>
          </table:table-cell>
          <table:table-cell office:value-type="string" calcext:value-type="string">
            <text:p>Distancia (cm)</text:p>
          </table:table-cell>
          <table:table-cell office:value-type="string" calcext:value-type="string">
            <text:p>Ángulo (°)</text:p>
          </table:table-cell>
          <table:table-cell office:value-type="string" calcext:value-type="string">
            <text:p>Phi1</text:p>
          </table:table-cell>
          <table:table-cell office:value-type="string" calcext:value-type="string">
            <text:p>Phi2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ifmax</text:p>
          </table:table-cell>
          <table:table-cell office:value-type="string" calcext:value-type="string">
            <text:p>difm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zó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80027" calcext:value-type="float">
            <text:p>0.1800270000</text:p>
          </table:table-cell>
          <table:table-cell table:style-name="ce2" office:value-type="float" office:value="0.00594935" calcext:value-type="float">
            <text:p>0.0059493500</text:p>
          </table:table-cell>
          <table:table-cell table:style-name="ce2" table:formula="of:=AVERAGE([.D2:.D9])" office:value-type="float" office:value="0.189207875" calcext:value-type="float">
            <text:p>0.1892078750</text:p>
          </table:table-cell>
          <table:table-cell table:formula="of:=MAX([.D2:.D9])" office:value-type="float" office:value="0.207161" calcext:value-type="float">
            <text:p>0.207161</text:p>
          </table:table-cell>
          <table:table-cell table:formula="of:=MIN([.D2:.D9])" office:value-type="float" office:value="0.180027" calcext:value-type="float">
            <text:p>0.180027</text:p>
          </table:table-cell>
          <table:table-cell table:formula="of:=[.G2]-[.F2]" office:value-type="float" office:value="0.017953125" calcext:value-type="float">
            <text:p>0.017953125</text:p>
          </table:table-cell>
          <table:table-cell table:formula="of:=[.F2]-[.H2]" office:value-type="float" office:value="0.00918087500000003" calcext:value-type="float">
            <text:p>0.0091808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zón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0.182035" calcext:value-type="float">
            <text:p>0.1820350000</text:p>
          </table:table-cell>
          <table:table-cell table:style-name="ce2" office:value-type="float" office:value="0.000288232" calcext:value-type="float">
            <text:p>0.000288232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razón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0.183706" calcext:value-type="float">
            <text:p>0.1837060000</text:p>
          </table:table-cell>
          <table:table-cell table:style-name="ce2" office:value-type="float" office:value="0.00106728" calcext:value-type="float">
            <text:p>0.001067280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razón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0.18344" calcext:value-type="float">
            <text:p>0.1834400000</text:p>
          </table:table-cell>
          <table:table-cell table:style-name="ce2" office:value-type="float" office:value="0.000751104" calcext:value-type="float">
            <text:p>0.000751104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razó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8344" calcext:value-type="float">
            <text:p>0.1834400000</text:p>
          </table:table-cell>
          <table:table-cell table:style-name="ce2" office:value-type="float" office:value="0.000751104" calcext:value-type="float">
            <text:p>0.000751104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razón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0.198141" calcext:value-type="float">
            <text:p>0.1981410000</text:p>
          </table:table-cell>
          <table:table-cell table:style-name="ce2" office:value-type="float" office:value="0.000280451" calcext:value-type="float">
            <text:p>0.000280451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razón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0.195713" calcext:value-type="float">
            <text:p>0.1957130000</text:p>
          </table:table-cell>
          <table:table-cell table:style-name="ce2" office:value-type="float" office:value="0.00425132" calcext:value-type="float">
            <text:p>0.004251320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razón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0.207161" calcext:value-type="float">
            <text:p>0.2071610000</text:p>
          </table:table-cell>
          <table:table-cell table:style-name="ce2" office:value-type="float" office:value="0.0024247" calcext:value-type="float">
            <text:p>0.002424700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25165" calcext:value-type="float">
            <text:p>0.2251650000</text:p>
          </table:table-cell>
          <table:table-cell table:style-name="ce2" office:value-type="float" office:value="0.00986017" calcext:value-type="float">
            <text:p>0.0098601700</text:p>
          </table:table-cell>
          <table:table-cell table:style-name="ce2" table:formula="of:=AVERAGE([.D10:.D13])" office:value-type="float" office:value="0.23178475" calcext:value-type="float">
            <text:p>0.2317847500</text:p>
          </table:table-cell>
          <table:table-cell table:formula="of:=MAX([.D10:.D13])" office:value-type="float" office:value="0.238738" calcext:value-type="float">
            <text:p>0.238738</text:p>
          </table:table-cell>
          <table:table-cell table:formula="of:=MIN([.D10:.D13])" office:value-type="float" office:value="0.225165" calcext:value-type="float">
            <text:p>0.225165</text:p>
          </table:table-cell>
          <table:table-cell table:formula="of:=[.G10]-[.F10]" office:value-type="float" office:value="0.00695324999999997" calcext:value-type="float">
            <text:p>0.00695325</text:p>
          </table:table-cell>
          <table:table-cell table:formula="of:=[.F10]-[.H10]" office:value-type="float" office:value="0.00661975000000004" calcext:value-type="float">
            <text:p>0.006619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0.227041" calcext:value-type="float">
            <text:p>0.2270410000</text:p>
          </table:table-cell>
          <table:table-cell table:style-name="ce2" office:value-type="float" office:value="0.0117364" calcext:value-type="float">
            <text:p>0.011736400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0.236195" calcext:value-type="float">
            <text:p>0.2361950000</text:p>
          </table:table-cell>
          <table:table-cell table:style-name="ce2" office:value-type="float" office:value="0.0150368" calcext:value-type="float">
            <text:p>0.015036800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0.238738" calcext:value-type="float">
            <text:p>0.2387380000</text:p>
          </table:table-cell>
          <table:table-cell table:style-name="ce2" office:value-type="float" office:value="0.00883894" calcext:value-type="float">
            <text:p>0.008838940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629" calcext:value-type="float">
            <text:p>1.0629000000</text:p>
          </table:table-cell>
          <table:table-cell table:style-name="ce2" office:value-type="float" office:value="0.394221" calcext:value-type="float">
            <text:p>0.3942210000</text:p>
          </table:table-cell>
          <table:table-cell table:style-name="ce2" table:formula="of:=AVERAGE([.D14:.D17])" office:value-type="float" office:value="1.1097375" calcext:value-type="float">
            <text:p>1.1097375000</text:p>
          </table:table-cell>
          <table:table-cell table:formula="of:=MAX([.D14:.D17])" office:value-type="float" office:value="1.17031" calcext:value-type="float">
            <text:p>1.17031</text:p>
          </table:table-cell>
          <table:table-cell table:formula="of:=MIN([.D14:.D17])" office:value-type="float" office:value="1.0629" calcext:value-type="float">
            <text:p>1.0629</text:p>
          </table:table-cell>
          <table:table-cell table:formula="of:=[.G14]-[.F14]" office:value-type="float" office:value="0.0605724999999999" calcext:value-type="float">
            <text:p>0.0605725</text:p>
          </table:table-cell>
          <table:table-cell table:formula="of:=[.F14]-[.H14]" office:value-type="float" office:value="0.0468375000000001" calcext:value-type="float">
            <text:p>0.04683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.06505" calcext:value-type="float">
            <text:p>1.0650500000</text:p>
          </table:table-cell>
          <table:table-cell table:style-name="ce2" office:value-type="float" office:value="0.257864" calcext:value-type="float">
            <text:p>0.257864000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1.14069" calcext:value-type="float">
            <text:p>1.1406900000</text:p>
          </table:table-cell>
          <table:table-cell table:style-name="ce2" office:value-type="float" office:value="0.326355" calcext:value-type="float">
            <text:p>0.326355000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.17031" calcext:value-type="float">
            <text:p>1.1703100000</text:p>
          </table:table-cell>
          <table:table-cell table:style-name="ce2" office:value-type="float" office:value="0.446392" calcext:value-type="float">
            <text:p>0.446392000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07199" calcext:value-type="float">
            <text:p>0.6071990000</text:p>
          </table:table-cell>
          <table:table-cell table:style-name="ce2" office:value-type="float" office:value="0.257127" calcext:value-type="float">
            <text:p>0.2571270000</text:p>
          </table:table-cell>
          <table:table-cell table:style-name="ce2" table:formula="of:=AVERAGE([.D18:.D21])" office:value-type="float" office:value="0.59834325" calcext:value-type="float">
            <text:p>0.5983432500</text:p>
          </table:table-cell>
          <table:table-cell table:formula="of:=MAX([.D18:.D21])" office:value-type="float" office:value="0.620762" calcext:value-type="float">
            <text:p>0.620762</text:p>
          </table:table-cell>
          <table:table-cell table:formula="of:=MIN([.D18:.D21])" office:value-type="float" office:value="0.560461" calcext:value-type="float">
            <text:p>0.560461</text:p>
          </table:table-cell>
          <table:table-cell table:formula="of:=[.G18]-[.F18]" office:value-type="float" office:value="0.0224187499999999" calcext:value-type="float">
            <text:p>0.02241875</text:p>
          </table:table-cell>
          <table:table-cell table:formula="of:=[.F18]-[.H18]" office:value-type="float" office:value="0.03788225" calcext:value-type="float">
            <text:p>0.037882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0.620762" calcext:value-type="float">
            <text:p>0.6207620000</text:p>
          </table:table-cell>
          <table:table-cell table:style-name="ce2" office:value-type="float" office:value="0.366066" calcext:value-type="float">
            <text:p>0.366066000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0.560461" calcext:value-type="float">
            <text:p>0.5604610000</text:p>
          </table:table-cell>
          <table:table-cell table:style-name="ce2" office:value-type="float" office:value="0.2771" calcext:value-type="float">
            <text:p>0.2771000000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0.604951" calcext:value-type="float">
            <text:p>0.6049510000</text:p>
          </table:table-cell>
          <table:table-cell table:style-name="ce2" office:value-type="float" office:value="0.231691" calcext:value-type="float">
            <text:p>0.2316910000</text:p>
          </table:table-cell>
          <table:table-cell table:style-name="ce2"/>
          <table:table-cell table:number-columns-repeated="1018"/>
        </table:table-row>
        <table:table-row table:style-name="ro1" table:number-rows-repeated="7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40" calcext:value-type="float">
            <text:p>640</text:p>
          </table:table-cell>
          <table:table-cell/>
          <table:table-cell table:style-name="ce2" table:number-columns-repeated="3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/>
          <table:table-cell table:formula="of:=640/1.5" office:value-type="float" office:value="426.666666666667" calcext:value-type="float">
            <text:p>426.6666666667</text:p>
          </table:table-cell>
          <table:table-cell/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/>
          <table:table-cell table:formula="of:=480/0.5" office:value-type="float" office:value="960" calcext:value-type="float">
            <text:p>960</text:p>
          </table:table-cell>
          <table:table-cell/>
          <table:table-cell table:style-name="ce2" table:number-columns-repeated="3"/>
          <table:table-cell table:number-columns-repeated="1018"/>
        </table:table-row>
        <table:table-row table:style-name="ro1" table:number-rows-repeated="6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3"/>
          <table:table-cell table:formula="of:=1.5*(630/1.5)" office:value-type="float" office:value="630" calcext:value-type="float">
            <text:p>630</text:p>
          </table:table-cell>
          <table:table-cell table:number-columns-repeated="1014"/>
        </table:table-row>
        <table:table-row table:style-name="ro1" table:number-rows-repeated="30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ce2" table:number-columns-repeated="2"/>
          <table:table-cell table:number-columns-repeated="101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gle" table:style-name="ta1">
        <table:table-column table:style-name="co5" table:number-columns-repeated="1024" table:default-cell-style-name="ce3"/>
        <table:table-row table:style-name="ro2">
          <table:table-cell office:value-type="string" calcext:value-type="string">
            <text:p>Figura</text:p>
          </table:table-cell>
          <table:table-cell office:value-type="string" calcext:value-type="string">
            <text:p>Físicamente°</text:p>
          </table:table-cell>
          <table:table-cell office:value-type="string" calcext:value-type="string">
            <text:p>Código°</text:p>
          </table:table-cell>
          <table:table-cell office:value-type="string" calcext:value-type="string">
            <text:p>Nota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azón</text:p>
          </table:table-cell>
          <table:table-cell office:value-type="float" office:value="0" calcext:value-type="float">
            <text:p>0</text:p>
          </table:table-cell>
          <table:table-cell office:value-type="float" office:value="2.33123" calcext:value-type="float">
            <text:p>2.33123</text:p>
          </table:table-cell>
          <table:table-cell office:value-type="string" calcext:value-type="string">
            <text:p>con ints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63.3532" calcext:value-type="float">
            <text:p>63.3532</text:p>
          </table:table-cell>
          <table:table-cell office:value-type="string" calcext:value-type="string">
            <text:p>con ints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4.27069" calcext:value-type="float">
            <text:p>4.27069</text:p>
          </table:table-cell>
          <table:table-cell office:value-type="string" calcext:value-type="string">
            <text:p>con ints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Corazón</text:p>
          </table:table-cell>
          <table:table-cell office:value-type="float" office:value="0" calcext:value-type="float">
            <text:p>0</text:p>
          </table:table-cell>
          <table:table-cell office:value-type="float" office:value="-5.62458" calcext:value-type="float">
            <text:p>-5.62458</text:p>
          </table:table-cell>
          <table:table-cell office:value-type="string" calcext:value-type="string">
            <text:p>con floats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-33.936" calcext:value-type="float">
            <text:p>-33.936</text:p>
          </table:table-cell>
          <table:table-cell office:value-type="string" calcext:value-type="string">
            <text:p>con floats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-80.0837" calcext:value-type="float">
            <text:p>-80.0837</text:p>
          </table:table-cell>
          <table:table-cell office:value-type="string" calcext:value-type="string">
            <text:p>con floats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-4.33445" calcext:value-type="float">
            <text:p>-4.33445</text:p>
          </table:table-cell>
          <table:table-cell office:value-type="string" calcext:value-type="string">
            <text:p>con floats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-81.2187" calcext:value-type="float">
            <text:p>-81.2187</text:p>
          </table:table-cell>
          <table:table-cell office:value-type="string" calcext:value-type="string">
            <text:p>con floats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10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19:38:18.854573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20:27:23.939205911</meta:creation-date>
    <dc:date>2014-11-04T04:58:06.440164544</dc:date>
    <meta:editing-duration>PT47S</meta:editing-duration>
    <meta:editing-cycles>5</meta:editing-cycles>
    <meta:generator>LibreOffice/4.2.6.3$Linux_X86_64 LibreOffice_project/420m0$Build-3</meta:generator>
    <meta:document-statistic meta:table-count="2" meta:cell-count="1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41cm" svg:height="15.744cm" xlink:href=".." xlink:type="simple" chart:class="chart:bar" chart:style-name="ch1">
        <chart:legend chart:legend-position="end" svg:x="12.098cm" svg:y="7.573cm" style:legend-expansion="high" chart:style-name="ch2"/>
        <chart:plot-area chart:style-name="ch3" table:cell-range-address="Training.A2:Training.A21 Training.D1:Training.D21" chart:data-source-has-labels="both" svg:x="0.72cm" svg:y="1.391cm" svg:width="10.838cm" svg:height="13.619cm">
          <chartooo:coordinate-region svg:x="3.114cm" svg:y="1.591cm" svg:width="8.444cm" svg:height="11.991cm"/>
          <chart:axis chart:dimension="x" chart:name="primary-x" chart:style-name="ch4" chartooo:axis-type="auto">
            <chartooo:date-scale/>
            <chart:categories table:cell-range-address="Training.A2:Training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raining.D2:Training.D21" chart:label-cell-address="Training.D1:Training.D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i1</text:p>
                <draw:g>
                  <svg:desc>Training.D1:Training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azón</text:p>
                <draw:g>
                  <svg:desc>Training.A2:Training.A21</svg:desc>
                </draw:g>
              </table:table-cell>
              <table:table-cell office:value-type="float" office:value="0.180027">
                <text:p>0.180027</text:p>
                <draw:g>
                  <svg:desc>Training.D2:Training.D21</svg:desc>
                </draw:g>
              </table:table-cell>
            </table:table-row>
            <table:table-row>
              <table:table-cell office:value-type="string">
                <text:p>Corazón</text:p>
              </table:table-cell>
              <table:table-cell office:value-type="float" office:value="0.182035">
                <text:p>0.182035</text:p>
              </table:table-cell>
            </table:table-row>
            <table:table-row>
              <table:table-cell office:value-type="string">
                <text:p>Corazón</text:p>
              </table:table-cell>
              <table:table-cell office:value-type="float" office:value="0.183706">
                <text:p>0.183706</text:p>
              </table:table-cell>
            </table:table-row>
            <table:table-row>
              <table:table-cell office:value-type="string">
                <text:p>Corazón</text:p>
              </table:table-cell>
              <table:table-cell office:value-type="float" office:value="0.18344">
                <text:p>0.18344</text:p>
              </table:table-cell>
            </table:table-row>
            <table:table-row>
              <table:table-cell office:value-type="string">
                <text:p>Corazón</text:p>
              </table:table-cell>
              <table:table-cell office:value-type="float" office:value="0.18344">
                <text:p>0.18344</text:p>
              </table:table-cell>
            </table:table-row>
            <table:table-row>
              <table:table-cell office:value-type="string">
                <text:p>Corazón</text:p>
              </table:table-cell>
              <table:table-cell office:value-type="float" office:value="0.198141">
                <text:p>0.198141</text:p>
              </table:table-cell>
            </table:table-row>
            <table:table-row>
              <table:table-cell office:value-type="string">
                <text:p>Corazón</text:p>
              </table:table-cell>
              <table:table-cell office:value-type="float" office:value="0.195713">
                <text:p>0.195713</text:p>
              </table:table-cell>
            </table:table-row>
            <table:table-row>
              <table:table-cell office:value-type="string">
                <text:p>Corazón</text:p>
              </table:table-cell>
              <table:table-cell office:value-type="float" office:value="0.207161">
                <text:p>0.20716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225165">
                <text:p>0.22516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227041">
                <text:p>0.22704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236195">
                <text:p>0.23619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238738">
                <text:p>0.23873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.0629">
                <text:p>1.062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.06505">
                <text:p>1.06505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.14069">
                <text:p>1.1406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.17031">
                <text:p>1.1703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607199">
                <text:p>0.60719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620762">
                <text:p>0.62076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560461">
                <text:p>0.56046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604951">
                <text:p>0.604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21cm" svg:height="18.588cm" xlink:href="." xlink:type="simple" chart:class="chart:scatter" chart:style-name="ch1">
        <chart:legend chart:legend-position="end" svg:x="20.549cm" svg:y="8.248cm" style:legend-expansion="high" chart:style-name="ch2"/>
        <chart:plot-area chart:style-name="ch3" chart:data-source-has-labels="both" svg:x="0.9cm" svg:y="1.619cm" svg:width="18.749cm" svg:height="16.178cm">
          <chartooo:coordinate-region svg:x="1.192cm" svg:y="1.818cm" svg:width="18.217cm" svg:height="15.332cm"/>
          <chart:axis chart:dimension="x" chart:name="primary-x" chart:style-name="ch4" chartooo:axis-type="auto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8" chart:values-cell-range-address="" chart:class="chart:scatter">
            <chart:domain table:cell-range-address="local-table.$D$2:.$D$9"/>
            <chart:data-point chart:repeated="8"/>
          </chart:series>
          <chart:series chart:style-name="ch9" chart:values-cell-range-address="local-table.$F$2:.$F$9" chart:label-cell-address="local-table.$G$1" chart:class="chart:scatter">
            <chart:domain table:cell-range-address="local-table.$E$2:.$E$9"/>
            <chart:data-point chart:repeated="8"/>
          </chart:series>
          <chart:series chart:style-name="ch10" chart:values-cell-range-address="local-table.$H$2:.$H$9" chart:label-cell-address="local-table.$I$1" chart:class="chart:scatter">
            <chart:domain table:cell-range-address="local-table.$G$2:.$G$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razon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0.00986017">
                <text:p>0</text:p>
              </table:table-cell>
              <table:table-cell office:value-type="float" office:value="0.180027">
                <text:p>0.180027</text:p>
              </table:table-cell>
              <table:table-cell office:value-type="float" office:value="0.00594935">
                <text:p>0.00594935</text:p>
              </table:table-cell>
              <table:table-cell office:value-type="float" office:value="0.225165">
                <text:p>0.225165</text:p>
              </table:table-cell>
              <table:table-cell office:value-type="float" office:value="1.0629">
                <text:p>1.0629</text:p>
              </table:table-cell>
              <table:table-cell office:value-type="float" office:value="0.394221">
                <text:p>0.394221</text:p>
              </table:table-cell>
              <table:table-cell office:value-type="float" office:value="0.607199">
                <text:p>0.607199</text:p>
              </table:table-cell>
              <table:table-cell office:value-type="float" office:value="0.257127">
                <text:p>0.257127</text:p>
              </table:table-cell>
            </table:table-row>
            <table:table-row>
              <table:table-cell office:value-type="float" office:value="0.0117364">
                <text:p>0</text:p>
              </table:table-cell>
              <table:table-cell office:value-type="float" office:value="0.182035">
                <text:p>0.182035</text:p>
              </table:table-cell>
              <table:table-cell office:value-type="float" office:value="0.000288232">
                <text:p>0.000288232</text:p>
              </table:table-cell>
              <table:table-cell office:value-type="float" office:value="0.227041">
                <text:p>0.227041</text:p>
              </table:table-cell>
              <table:table-cell office:value-type="float" office:value="1.06505">
                <text:p>1.06505</text:p>
              </table:table-cell>
              <table:table-cell office:value-type="float" office:value="0.257864">
                <text:p>0.257864</text:p>
              </table:table-cell>
              <table:table-cell office:value-type="float" office:value="0.620762">
                <text:p>0.620762</text:p>
              </table:table-cell>
              <table:table-cell office:value-type="float" office:value="0.366066">
                <text:p>0.366066</text:p>
              </table:table-cell>
            </table:table-row>
            <table:table-row>
              <table:table-cell office:value-type="float" office:value="0.0150368">
                <text:p>0</text:p>
              </table:table-cell>
              <table:table-cell office:value-type="float" office:value="0.183706">
                <text:p>0.183706</text:p>
              </table:table-cell>
              <table:table-cell office:value-type="float" office:value="0.00106728">
                <text:p>0.00106728</text:p>
              </table:table-cell>
              <table:table-cell office:value-type="float" office:value="0.236195">
                <text:p>0.236195</text:p>
              </table:table-cell>
              <table:table-cell office:value-type="float" office:value="1.14069">
                <text:p>1.14069</text:p>
              </table:table-cell>
              <table:table-cell office:value-type="float" office:value="0.326355">
                <text:p>0.326355</text:p>
              </table:table-cell>
              <table:table-cell office:value-type="float" office:value="0.560461">
                <text:p>0.560461</text:p>
              </table:table-cell>
              <table:table-cell office:value-type="float" office:value="0.2771">
                <text:p>0.2771</text:p>
              </table:table-cell>
            </table:table-row>
            <table:table-row>
              <table:table-cell office:value-type="float" office:value="0.00883894">
                <text:p>0</text:p>
              </table:table-cell>
              <table:table-cell office:value-type="float" office:value="0.18344">
                <text:p>0.18344</text:p>
              </table:table-cell>
              <table:table-cell office:value-type="float" office:value="0.000751104">
                <text:p>0.000751104</text:p>
              </table:table-cell>
              <table:table-cell office:value-type="float" office:value="0.238738">
                <text:p>0.238738</text:p>
              </table:table-cell>
              <table:table-cell office:value-type="float" office:value="1.17031">
                <text:p>1.17031</text:p>
              </table:table-cell>
              <table:table-cell office:value-type="float" office:value="0.446392">
                <text:p>0.446392</text:p>
              </table:table-cell>
              <table:table-cell office:value-type="float" office:value="0.604951">
                <text:p>0.604951</text:p>
              </table:table-cell>
              <table:table-cell office:value-type="float" office:value="0.231691">
                <text:p>0.231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344">
                <text:p>0.18344</text:p>
              </table:table-cell>
              <table:table-cell office:value-type="float" office:value="0.000751104">
                <text:p>0.00075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141">
                <text:p>0.198141</text:p>
              </table:table-cell>
              <table:table-cell office:value-type="float" office:value="0.000280451">
                <text:p>0.000280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5713">
                <text:p>0.195713</text:p>
              </table:table-cell>
              <table:table-cell office:value-type="float" office:value="0.00425132">
                <text:p>0.0042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7161">
                <text:p>0.207161</text:p>
              </table:table-cell>
              <table:table-cell office:value-type="float" office:value="0.0024247">
                <text:p>0.002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